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mm" fo:margin-right="0mm" fo:text-align="center" style:justify-single-word="false" fo:text-indent="0mm" style:auto-text-indent="false" style:page-number="auto"/>
      <style:text-properties fo:font-size="13pt" officeooo:rsid="00007546" officeooo:paragraph-rsid="00007546" style:font-size-asian="13pt" style:font-size-complex="13pt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3pt" officeooo:rsid="00007546" officeooo:paragraph-rsid="00007546" style:font-size-asian="13pt" style:font-size-complex="13pt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3pt" officeooo:rsid="00007546" officeooo:paragraph-rsid="0003054f" style:font-size-asian="13pt" style:font-size-complex="13pt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3pt" officeooo:rsid="0003054f" officeooo:paragraph-rsid="0003054f" style:font-size-asian="13pt" style:font-size-complex="13pt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8pt" officeooo:rsid="00007546" officeooo:paragraph-rsid="0003054f" style:font-size-asian="8pt" style:font-size-complex="8pt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8pt" officeooo:rsid="00007546" officeooo:paragraph-rsid="00007546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305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Empty the recycle bins</text:p>
      <text:p text:style-name="P2"/>
      <text:p text:style-name="P3">The recycle bins are emptied at <text:span text:style-name="T3">the L</text:span>oading <text:span text:style-name="T3">P</text:span>eer – <text:span text:style-name="T3">as you exit The Node -</text:span> to the right - on the other side of <text:span text:style-name="T3">and behind </text:span>the fence</text:p>
      <text:p text:style-name="P3"/>
      <text:p text:style-name="P3">Clean the oventop</text:p>
      <text:p text:style-name="P3"/>
      <text:p text:style-name="P3">use cleaning agents and cleaning sponge</text:p>
      <text:p text:style-name="P3"/>
      <text:p text:style-name="P3">Skafferiet</text:p>
      <text:p text:style-name="P3"/>
      <text:p text:style-name="P2">Throw away old food</text:p>
      <text:p text:style-name="P2">Sort food after labeling </text:p>
      <text:p text:style-name="P2">Wipe on shelves </text:p>
      <text:p text:style-name="P2">vacuum <text:span text:style-name="T3">and mop the </text:span>floor</text:p>
      <text:p text:style-name="P2"/>
      <text:p text:style-name="P2">Kitchen </text:p>
      <text:p text:style-name="P2"/>
      <text:p text:style-name="P2">Vacuum <text:span text:style-name="T3">and mop </text:span>the floor</text:p>
      <text:p text:style-name="P2"><text:span text:style-name="T3">(</text:span>also under the refrigerator!<text:span text:style-name="T3">)</text:span></text:p>
      <text:p text:style-name="P2"></text:p>
      <text:p text:style-name="P2"><text:span text:style-name="T3">C</text:span>lean inside the stove</text:p>
      <text:p text:style-name="P2"/>
      <text:p text:style-name="P3">clean inside the stove walls and top and bottom applies to all surfaces</text:p>
      <text:p text:style-name="P4">(tag: heroic!)</text:p>
      <text:p text:style-name="P3"/>
      <text:p text:style-name="P3">Microwave </text:p>
      <text:p text:style-name="P2"><text:span text:style-name="T3">w</text:span>ipe off all surfaces clean the spinning plate clean the outside of the microwave</text:p>
      <text:p text:style-name="P3"></text:p>
      <text:p text:style-name="P3">The fridge </text:p>
      <text:p text:style-name="P2">throw old food </text:p>
      <text:p text:style-name="P2">wipe all surfaces clean inside </text:p>
      <text:p text:style-name="P2">also the she<text:span text:style-name="T3">lv</text:span>es in the door </text:p>
      <text:p text:style-name="P2"></text:p>
      <text:p text:style-name="P2"><text:span text:style-name="T3">T</text:span>he freezer </text:p>
      <text:p text:style-name="P2">only if needed will then defrost the motherfucker</text:p>
      <text:p text:style-name="P2"></text:p>
      <text:p text:style-name="P2"><text:span text:style-name="T3">Duct </text:span>Dust<text:span text:style-name="T3">ing</text:span></text:p>
      <text:p text:style-name="P2">dust all ventilation in the sealing roof in the big inside room </text:p>
      <text:p text:style-name="P3">use a ladder , please don<text:span text:style-name="T3">'</text:span>t fall <text:span text:style-name="T3">&lt;3</text:span></text:p>
      <text:p text:style-name="P3"><text:span text:style-name="T3">(tags: hazardous, required_balancing_I</text:span><text:span text:style-name="T3">)</text:span></text:p>
      <text:p text:style-name="P2"></text:p>
      <text:p text:style-name="P3">clean all the windows in the lounge</text:p>
      <text:p text:style-name="P3"/>
      <text:p text:style-name="P3">clean all windows in the library </text:p>
      <text:p text:style-name="P2"></text:p>
      <text:p text:style-name="P2">clean all windows in the kitchen</text:p>
      <text:p text:style-name="P2"></text:p>
      <text:p text:style-name="P2"><text:s/>clean all windows in the big outer room</text:p>
      <text:p text:style-name="P2"></text:p>
      <text:p text:style-name="P2"><text:s/>Clean shoeshelves from dirt</text:p>
      <text:p text:style-name="P2"></text:p>
      <text:p text:style-name="P3"><text:s/>Clean glas<text:span text:style-name="T3">s </text:span>doors and handles between rooms and entrence</text:p>
      <text:p text:style-name="P3"/>
      <text:p text:style-name="P3"><text:span text:style-name="T1">MISSION CARDS</text:span></text:p>
      <text:p text:style-name="P6"></text:p>
      <text:p text:style-name="P2">TAKE A MISSION-CARD AND FOLLOW THE INSTRUCTIONS</text:p>
      <text:p text:style-name="P2"></text:p>
      <text:p text:style-name="P2"></text:p>
      <text:p text:style-name="P3"><text:span text:style-name="T1">MISSION ACCOPLISHED</text:span></text:p>
      <text:p text:style-name="P5"/>
      <text:p text:style-name="P3"><text:span text:style-name="T1">PLACE CARD IN THIS BOX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columns fo:column-count="2" fo:column-gap="14.99mm">
          <style:column style:rel-width="4819*" fo:start-indent="0mm" fo:end-indent="7.5mm"/>
          <style:column style:rel-width="4819*" fo:start-indent="7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J Sveningsson</meta:initial-creator>
    <meta:creation-date>2017-07-14T23:11:29.337492123</meta:creation-date>
    <meta:printed-by>CJ Sveningsson</meta:printed-by>
    <meta:print-date>2017-07-14T23:21:33.686589539</meta:print-date>
    <dc:date>2017-07-15T01:17:00.768669601</dc:date>
    <dc:creator>CJ Sveningsson</dc:creator>
    <meta:editing-duration>PT1H50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10" meta:character-count="1225" meta:non-whitespace-character-count="998"/>
  </office:meta>
</office:document-meta>
</file>